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1ecb" officeooo:paragraph-rsid="00041ecb"/>
    </style:style>
    <style:style style:name="P2" style:family="paragraph" style:parent-style-name="Standard">
      <style:text-properties officeooo:rsid="00057854" officeooo:paragraph-rsid="00057854"/>
    </style:style>
    <style:style style:name="P3" style:family="paragraph" style:parent-style-name="Standard">
      <style:text-properties officeooo:rsid="00065638" officeooo:paragraph-rsid="00065638"/>
    </style:style>
    <style:style style:name="P4" style:family="paragraph" style:parent-style-name="Standard">
      <style:text-properties officeooo:rsid="0007067b" officeooo:paragraph-rsid="0007067b"/>
    </style:style>
    <style:style style:name="P5" style:family="paragraph" style:parent-style-name="Standard">
      <style:text-properties fo:color="#000000" fo:font-weight="normal" officeooo:rsid="0007067b" officeooo:paragraph-rsid="0007067b" style:font-weight-asian="normal" style:font-weight-complex="normal"/>
    </style:style>
    <style:style style:name="P6" style:family="paragraph" style:parent-style-name="Standard">
      <style:text-properties fo:color="#000000" fo:font-weight="normal" officeooo:rsid="00095e49" officeooo:paragraph-rsid="00095e49" style:font-weight-asian="normal" style:font-weight-complex="normal"/>
    </style:style>
    <style:style style:name="P7" style:family="paragraph" style:parent-style-name="Standard">
      <style:text-properties fo:color="#000000" fo:font-weight="normal" officeooo:rsid="000b711f" officeooo:paragraph-rsid="000b711f" style:font-weight-asian="normal" style:font-weight-complex="normal"/>
    </style:style>
    <style:style style:name="P8" style:family="paragraph" style:parent-style-name="Standard">
      <style:text-properties fo:color="#000000" fo:font-weight="normal" officeooo:rsid="000e34c5" officeooo:paragraph-rsid="000e34c5" style:font-weight-asian="normal" style:font-weight-complex="normal"/>
    </style:style>
    <style:style style:name="P9" style:family="paragraph" style:parent-style-name="Standard">
      <style:text-properties fo:color="#000000" fo:font-weight="normal" officeooo:rsid="0011f79a" officeooo:paragraph-rsid="0011f79a" style:font-weight-asian="normal" style:font-weight-complex="normal"/>
    </style:style>
    <style:style style:name="P10" style:family="paragraph" style:parent-style-name="Standard">
      <style:text-properties fo:color="#000000" fo:font-weight="normal" officeooo:rsid="00159b12" officeooo:paragraph-rsid="00159b12" style:font-weight-asian="normal" style:font-weight-complex="normal"/>
    </style:style>
    <style:style style:name="P11" style:family="paragraph" style:parent-style-name="Standard">
      <style:text-properties fo:color="#000000" fo:font-weight="normal" officeooo:rsid="00159b12" officeooo:paragraph-rsid="0015e886" style:font-weight-asian="normal" style:font-weight-complex="normal"/>
    </style:style>
    <style:style style:name="P12" style:family="paragraph" style:parent-style-name="Standard">
      <style:text-properties fo:color="#000000" fo:font-weight="normal" officeooo:rsid="00196de3" officeooo:paragraph-rsid="00196de3" style:font-weight-asian="normal" style:font-weight-complex="normal"/>
    </style:style>
    <style:style style:name="P13" style:family="paragraph" style:parent-style-name="Standard">
      <style:text-properties fo:color="#ce181e" fo:font-weight="bold" officeooo:rsid="0007067b" officeooo:paragraph-rsid="0007067b" style:font-weight-asian="bold" style:font-weight-complex="bold"/>
    </style:style>
    <style:style style:name="P14" style:family="paragraph" style:parent-style-name="Standard">
      <style:text-properties fo:color="#000000" fo:font-style="normal" fo:font-weight="normal" officeooo:rsid="001b2d5d" officeooo:paragraph-rsid="001b2d5d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color="#000000" fo:font-weight="normal" officeooo:rsid="0014f7d3" officeooo:paragraph-rsid="0014f7d3" style:font-weight-asian="normal" style:font-weight-complex="normal"/>
    </style:style>
    <style:style style:name="P16" style:family="paragraph" style:parent-style-name="Standard">
      <style:text-properties fo:color="#000000" fo:font-weight="normal" officeooo:rsid="001ca41e" officeooo:paragraph-rsid="001ca41e" style:font-weight-asian="normal" style:font-weight-complex="normal"/>
    </style:style>
    <style:style style:name="P17" style:family="paragraph" style:parent-style-name="Standard">
      <style:text-properties fo:color="#000000" fo:font-weight="normal" officeooo:rsid="001ca41e" officeooo:paragraph-rsid="001fb791" style:font-weight-asian="normal" style:font-weight-complex="normal"/>
    </style:style>
    <style:style style:name="P18" style:family="paragraph" style:parent-style-name="Standard">
      <style:text-properties fo:color="#000000" fo:font-weight="normal" officeooo:rsid="001e6c1e" officeooo:paragraph-rsid="001e6c1e" style:font-weight-asian="normal" style:font-weight-complex="normal"/>
    </style:style>
    <style:style style:name="P19" style:family="paragraph" style:parent-style-name="Standard">
      <style:text-properties fo:color="#000000" fo:font-weight="normal" officeooo:rsid="0026cf95" officeooo:paragraph-rsid="0026cf95" style:font-weight-asian="normal" style:font-weight-complex="normal"/>
    </style:style>
    <style:style style:name="P20" style:family="paragraph" style:parent-style-name="Standard">
      <style:text-properties fo:color="#000000" fo:font-weight="normal" officeooo:rsid="002ba95b" officeooo:paragraph-rsid="002ba95b" style:font-weight-asian="normal" style:font-weight-complex="normal"/>
    </style:style>
    <style:style style:name="P21" style:family="paragraph" style:parent-style-name="Standard">
      <style:text-properties fo:color="#000000" fo:font-weight="normal" officeooo:rsid="002cd955" officeooo:paragraph-rsid="002cd955" style:font-weight-asian="normal" style:font-weight-complex="normal"/>
    </style:style>
    <style:style style:name="P22" style:family="paragraph" style:parent-style-name="Standard">
      <style:text-properties fo:color="#000000" fo:font-weight="normal" officeooo:rsid="002e6282" officeooo:paragraph-rsid="002e6282" style:font-weight-asian="normal" style:font-weight-complex="normal"/>
    </style:style>
    <style:style style:name="P23" style:family="paragraph" style:parent-style-name="Standard">
      <style:text-properties officeooo:rsid="00041ecb" officeooo:paragraph-rsid="00041ecb"/>
    </style:style>
    <style:style style:name="P24" style:family="paragraph" style:parent-style-name="Standard">
      <style:text-properties officeooo:rsid="002546f5" officeooo:paragraph-rsid="002546f5"/>
    </style:style>
    <style:style style:name="T1" style:family="text">
      <style:text-properties fo:color="#ce181e"/>
    </style:style>
    <style:style style:name="T2" style:family="text">
      <style:text-properties fo:color="#ce181e" fo:font-weight="bold" style:font-weight-asian="bold" style:font-weight-complex="bold"/>
    </style:style>
    <style:style style:name="T3" style:family="text">
      <style:text-properties officeooo:rsid="00095e49"/>
    </style:style>
    <style:style style:name="T4" style:family="text">
      <style:text-properties officeooo:rsid="000df6f8"/>
    </style:style>
    <style:style style:name="T5" style:family="text">
      <style:text-properties officeooo:rsid="000e34c5"/>
    </style:style>
    <style:style style:name="T6" style:family="text">
      <style:text-properties officeooo:rsid="0010352c"/>
    </style:style>
    <style:style style:name="T7" style:family="text">
      <style:text-properties officeooo:rsid="00134eb1"/>
    </style:style>
    <style:style style:name="T8" style:family="text">
      <style:text-properties officeooo:rsid="00146492"/>
    </style:style>
    <style:style style:name="T9" style:family="text">
      <style:text-properties officeooo:rsid="0015e886"/>
    </style:style>
    <style:style style:name="T10" style:family="text">
      <style:text-properties officeooo:rsid="00196de3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b2d5d" style:font-style-asian="normal" style:font-style-complex="normal"/>
    </style:style>
    <style:style style:name="T14" style:family="text">
      <style:text-properties officeooo:rsid="001b2d5d"/>
    </style:style>
    <style:style style:name="T15" style:family="text">
      <style:text-properties officeooo:rsid="001e6c1e"/>
    </style:style>
    <style:style style:name="T16" style:family="text">
      <style:text-properties officeooo:rsid="001e8311"/>
    </style:style>
    <style:style style:name="T17" style:family="text">
      <style:text-properties officeooo:rsid="001fb791"/>
    </style:style>
    <style:style style:name="T18" style:family="text">
      <style:text-properties officeooo:rsid="0026bad6"/>
    </style:style>
    <style:style style:name="T19" style:family="text">
      <style:text-properties officeooo:rsid="002ba95b"/>
    </style:style>
    <style:style style:name="T20" style:family="text">
      <style:text-properties officeooo:rsid="002cd9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BRE</text:p>
      <text:p text:style-name="P24">ERE</text:p>
      <text:p text:style-name="P24">PCRE - pearl comparible regular expression</text:p>
      <text:p text:style-name="P1"/>
      <text:p text:style-name="P1">grep bzip direct*.txt</text:p>
      <text:p text:style-name="P1">返回direct*.txt 中所有含有‘bzip’的文档</text:p>
      <text:p text:style-name="P1"/>
      <text:p text:style-name="P1"><text:s/>grep bzip -L direct*.txt</text:p>
      <text:p text:style-name="P1">返回direct*.txt 中所有不含有‘bzip’的文档</text:p>
      <text:p text:style-name="P1"/>
      <text:p text:style-name="P3"><text:span text:style-name="T1">???</text:span>[abc]方括号表示只有一个字母，a或b或c</text:p>
      <text:p text:style-name="P1"/>
      <text:p text:style-name="P2">[bg].zip</text:p>
      <text:p text:style-name="P2">是有b或者g的前段</text:p>
      <text:p text:style-name="P2"/>
      <text:p text:style-name="P2">[^bg].zip</text:p>
      <text:p text:style-name="P2">不是b或g的前段</text:p>
      <text:p text:style-name="P2"/>
      <text:p text:style-name="P4">| 在[] 中代表or，如：‘[hello world]’ <text:s text:c="2"/>使用\[ |\] 可抓住 <text:span text:style-name="T2">[</text:span>hello world<text:span text:style-name="T2">]</text:span></text:p>
      <text:p text:style-name="P13"/>
      <text:p text:style-name="P5">? <text:span text:style-name="T3">= 0 or 1</text:span></text:p>
      <text:p text:style-name="P6">+ <text:s/>= 1 or more</text:p>
      <text:p text:style-name="P6">* = 0 or more</text:p>
      <text:p text:style-name="P7">{n, m } n &lt;= 数字 &lt;=m</text:p>
      <text:p text:style-name="P7"/>
      <text:p text:style-name="P7">? 接元素后，表示出现<text:span text:style-name="T4">0次或1次</text:span></text:p>
      <text:p text:style-name="P7"/>
      <text:p text:style-name="P7">/<text:span text:style-name="T10">b: word boundry</text:span></text:p>
      <text:p text:style-name="P12">eg: <text:span text:style-name="T14">egrep -n</text:span> /<text:span text:style-name="T11">b(Hamlet|Laertes)/</text:span><text:span text:style-name="T12">b </text:span><text:span text:style-name="T13">hamlet.txt</text:span></text:p>
      <text:p text:style-name="P14">获取hamlet文本中 这两个名字以及行数</text:p>
      <text:p text:style-name="P7"/>
      <text:p text:style-name="P9">grep: basic regular expression</text:p>
      <text:p text:style-name="P9">grep -E: extended regular expression <text:span text:style-name="T7">no () {} ? + |</text:span></text:p>
      <text:p text:style-name="P10">grep -Ev: 获取不符合这个patettn的元素</text:p>
      <text:p text:style-name="P11">grep -Evn<text:span text:style-name="T9">：获取不符合的元素并显示行数（从txt文件中）</text:span></text:p>
      <text:p text:style-name="P9"/>
      <text:p text:style-name="P7">gre<text:span text:style-name="T5">p</text:span> -<text:span text:style-name="T5">E grab the regex pattern</text:span></text:p>
      <text:p text:style-name="P8">eg: echo “(555) 123-4567<text:span text:style-name="T8">”</text:span> | grep -E ‘^\(?[0-9][0-9][0-9]\)? [0-9][0-9][0-9]-[0-9][0-9][0-9][0-9]<text:span text:style-name="T6">$</text:span>’</text:p>
      <text:p text:style-name="P8">result :(555) 123-4567</text:p>
      <text:p text:style-name="P8"/>
      <text:p text:style-name="P15">（pdf289页）</text:p>
      <text:p text:style-name="P15"/>
      <text:p text:style-name="P18">使用regex并输出结果</text:p>
      <text:p text:style-name="P16">sed ‘s/ <text:s/>find / replace <text:s text:c="2"/>/ g’ <text:s text:c="2"/><text:span text:style-name="T15">inputfile <text:s/>&gt; <text:s/>outputfile</text:span></text:p>
      <text:p text:style-name="P16">s- substitude</text:p>
      <text:p text:style-name="P16">g- global</text:p>
      <text:p text:style-name="P16">在文档内直接改变不输出</text:p>
      <text:p text:style-name="P17"><text:soft-page-break/>sed <text:s/>-<text:span text:style-name="T16">i </text:span>‘s/ <text:s/>find / replace <text:s text:c="2"/>/ g’ <text:span text:style-name="T16">file</text:span></text:p>
      <text:p text:style-name="P17"/>
      <text:p text:style-name="P17"/>
      <text:p text:style-name="P17"/>
      <text:p text:style-name="P17"><text:span text:style-name="T17">[^&gt;]</text:span> * 获取所有非<text:span text:style-name="T17">&gt;的符号</text:span></text:p>
      <text:p text:style-name="P17">eg： <text:span text:style-name="T17">grep <text:s/>-o ‘&lt;a[^&gt;]*&gt;’ <text:s/>htmlFile （-o 表示show这个result only，不用show其他的部分）</text:span> <text:s/></text:p>
      <text:p text:style-name="P16"/>
      <text:p text:style-name="P16">使用<text:span text:style-name="T18">pcregrep只需加?就可以只抓取第一次出现的符合描述的元素</text:span></text:p>
      <text:p text:style-name="P16"/>
      <text:p text:style-name="P19">lookaround – 寻找的以anchor开始或结尾的元素</text:p>
      <text:p text:style-name="P20">（？&lt;= 元素） 以这个元素开始的元素</text:p>
      <text:p text:style-name="P22">（?=&gt;元素）<text:span text:style-name="T19">以这个元素结尾的元素</text:span></text:p>
      <text:p text:style-name="P21">eg: （？&lt;= h）im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13:59:23.278128261</meta:creation-date>
    <dc:date>2020-01-13T15:19:21.590218936</dc:date>
    <meta:editing-duration>PT2H36M39S</meta:editing-duration>
    <meta:editing-cycles>40</meta:editing-cycles>
    <meta:generator>LibreOffice/6.0.7.3$Linux_X86_64 LibreOffice_project/00m0$Build-3</meta:generator>
    <meta:document-statistic meta:table-count="0" meta:image-count="0" meta:object-count="0" meta:page-count="2" meta:paragraph-count="42" meta:word-count="388" meta:character-count="1063" meta:non-whitespace-character-count="932"/>
  </office:meta>
</office:document-meta>
</file>